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Number_5f_20_5f_Symbols" text:bullet-char="●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list>
            <text:list-item>
              <text:p text:style-name="P1">list item level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font-name-asian="F" style:font-size-asian="12pt" style:language-asian="en" style:country-asian="US" style:font-name-complex="F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_5f_20_5f_Symbols" style:display-name="Number_20_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8cm" fo:page-height="29.693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Meta Test Document</dc:title>
    <dc:description>A test document to test meta elements</dc:description>
    <dc:subject>Subject of the document</dc:subject>
    <meta:keyword>First keyword</meta:keyword>
    <meta:keyword>Second keyword</meta:keyword>
    <meta:keyword>Third keyword</meta:keyword>
    <dc:language>en-US</dc:language>
    <meta:editing-cycles>1</meta:editing-cycles>
    <meta:editing-duration>PT0S</meta:editing-duration>
    <meta:auto-reload xlink:href="/..." meta:delay="PT1M0S"/>
    <meta:template xlink:type="simple" xlink:actuate="onRequest" xlink:href="/..." xlink:title="Template name" meta:date="1999-10-15T10:11:12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17"/>
  </office:meta>
</office:document-meta>
</file>